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 BDD</text:p>
      <text:p text:style-name="P2"/>
      <text:p text:style-name="P3">SIRIUS seul accessible par l'extérieur</text:p>
      <text:p text:style-name="P3">back up de la machine possible. Commande backup a tester</text:p>
      <text:p text:style-name="P3">voir le wiki <text:bookmark-start text:name="__DdeLink__1_914125025"/>forge.info.univ-angers.fr/wiki<text:bookmark-end text:name="__DdeLink__1_914125025"/></text:p>
      <text:p text:style-name="P3">forge.info.univ-anges.fr/~login</text:p>
      <text:p text:style-name="P3"/>
      <text:p text:style-name="P3"/>
      <text:p text:style-name="Standard">ssh <text:a xlink:type="simple" xlink:href="mailto:login@sirius.info.univ-angers.fr">login@sirius.info.univ-angers.fr</text:a></text:p>
      <text:p text:style-name="P3"/>
      <text:p text:style-name="P3">sirius → forge</text:p>
      <text:p text:style-name="P3"/>
      <text:p text:style-name="P3"/>
      <text:p text:style-name="P3">R U T</text:p>
      <text:p text:style-name="P3"/>
      <text:p text:style-name="P3">A B</text:p>
      <text:p text:style-name="P3">a b</text:p>
      <text:p text:style-name="P3">c b</text:p>
      <text:p text:style-name="P3">d e</text:p>
      <text:p text:style-name="P3">a c</text:p>
      <text:p text:style-name="P3">b c</text:p>
      <text:p text:style-name="P3">e a</text:p>
      <text:p text:style-name="P3">b d</text:p>
      <text:p text:style-name="P3"/>
      <text:p text:style-name="P3"/>
      <text:p text:style-name="P3">R [x] S</text:p>
      <text:p text:style-name="P3"/>
      <text:p text:style-name="P3">A B C</text:p>
      <text:p text:style-name="P3">a b c</text:p>
      <text:p text:style-name="P3">a b d</text:p>
      <text:p text:style-name="P3">c b c</text:p>
      <text:p text:style-name="P3">c b d</text:p>
      <text:p text:style-name="P3">d e a</text:p>
      <text:p text:style-name="P3">a c b</text:p>
      <text:p text:style-name="P3"/>
      <text:p text:style-name="P3">semi jointure : </text:p>
      <text:p text:style-name="P3">nous donne R au final.</text:p>
      <text:p text:style-name="P3"/>
      <text:p text:style-name="P3">Exo 2</text:p>
      <text:p text:style-name="P3"/>
      <text:p text:style-name="P3">R u T : 7</text:p>
      <text:p text:style-name="P3">T-R : 3</text:p>
      <text:p text:style-name="P3">R [x] S : on aura ABCD et on a 3 uplet</text:p>
      <text:p text:style-name="P3">R &lt;x S : 3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07T09:00:37</meta:creation-date>
    <dc:date>2012-09-07T11:52:45</dc:date>
    <dc:creator>Compte etudiant</dc:creator>
    <meta:editing-duration>PT2H46M57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31" meta:word-count="105" meta:character-count="406" meta:non-whitespace-character-count="330"/>
  </office:meta>
</office:document-meta>
</file>